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2.904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3" style:family="graphic" style:parent-style-name="objectwithoutfill">
      <style:graphic-properties draw:stroke="dash" draw:stroke-dash="Fine_20_Dashed" svg:stroke-width="0.05cm" svg:stroke-color="#ff3333" draw:marker-start-width="0.355cm" draw:marker-end="Arrow" draw:marker-end-width="0.455cm" svg:stroke-opacity="5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1cm" svg:x="4.258cm" svg:y="7.203cm">
          <text:p text:style-name="P1"><text:span text:style-name="T1">orchestra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5cm" svg:height="1cm" svg:x="5.273cm" svg:y="10cm">
          <text:p text:style-name="P1"><text:span text:style-name="T1">m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draw:line-skew="-0.505cm" svg:x1="6.008cm" svg:y1="8.203cm" svg:x2="8.024cm" svg:y2="10.001cm" draw:start-shape="id1" draw:start-glue-point="2" draw:end-shape="id2" draw:end-glue-point="0" svg:d="M6008 8203v-3l2016 1300v501" svg:viewBox="0 0 2017 1802">
          <text:p/>
        </draw:connector>
        <draw:connector draw:style-name="gr3" draw:text-style-name="P2" draw:layer="layout" draw:type="lines" svg:x1="6.008cm" svg:y1="8.203cm" svg:x2="6.023cm" svg:y2="10cm" draw:start-shape="id1" draw:start-glue-point="2" draw:end-shape="id3" draw:end-glue-point="0" svg:d="M6008 8203v502l15 794v501" svg:viewBox="0 0 16 1798">
          <text:p/>
        </draw:connector>
        <draw:custom-shape draw:style-name="gr2" draw:text-style-name="P1" xml:id="id4" draw:id="id4" draw:layer="layout" svg:width="1.5cm" svg:height="1cm" svg:x="3.274cm" svg:y="10.001cm">
          <text:p text:style-name="P1"><text:span text:style-name="T1">m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1.5cm" svg:height="1cm" svg:x="7.274cm" svg:y="10.001cm">
          <text:p text:style-name="P1"><text:span text:style-name="T1">m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draw:line-skew="-0.505cm" svg:x1="6.008cm" svg:y1="8.203cm" svg:x2="4.024cm" svg:y2="10.001cm" draw:start-shape="id1" draw:start-glue-point="2" draw:end-shape="id4" draw:end-glue-point="0" svg:d="M6008 8203v-3l-1984 1300v501" svg:viewBox="0 0 1985 1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01-05T16:15:28.022899878</dc:date>
    <dc:creator>james </dc:creator>
    <meta:editing-duration>PT1H11M37S</meta:editing-duration>
    <meta:editing-cycles>11</meta:editing-cycles>
    <meta:generator>LibreOffice/5.0.4.2$Linux_X86_64 LibreOffice_project/00$Build-2</meta:generator>
    <meta:document-statistic meta:object-count="7"/>
  </office:meta>
</office:document-meta>
</file>